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03adf8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37803" officeooo:paragraph-rsid="0003780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6pt" fo:font-weight="bold" officeooo:rsid="00037803" officeooo:paragraph-rsid="00037803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37803" officeooo:paragraph-rsid="0003780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3adf8" officeooo:paragraph-rsid="0003adf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37803" officeooo:paragraph-rsid="00037803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style:font-size-asian="14pt" style:font-size-complex="14pt"/>
    </style:style>
    <style:style style:name="P9" style:family="paragraph" style:parent-style-name="Standard">
      <style:text-properties style:font-name="Liberation Serif" fo:font-size="14pt" officeooo:paragraph-rsid="0006430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officeooo:paragraph-rsid="0003780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paragraph-rsid="00037803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officeooo:paragraph-rsid="0003adf8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037803" officeooo:paragraph-rsid="00037803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bold" officeooo:paragraph-rsid="0003adf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bold" officeooo:rsid="0003adf8" officeooo:paragraph-rsid="0003adf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03adf8" officeooo:paragraph-rsid="0003adf8"/>
    </style:style>
    <style:style style:name="P17" style:family="paragraph" style:parent-style-name="Text_20_body" style:list-style-name="L4">
      <style:paragraph-properties fo:text-align="start" style:justify-single-word="false"/>
      <style:text-properties style:font-name="Liberation Serif" fo:font-size="14pt" fo:font-weight="normal" officeooo:rsid="0003adf8" officeooo:paragraph-rsid="0003adf8" style:font-size-asian="14pt" style:font-weight-asian="normal" style:font-size-complex="14pt" style:font-weight-complex="normal"/>
    </style:style>
    <style:style style:name="P18" style:family="paragraph" style:parent-style-name="Text_20_body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officeooo:paragraph-rsid="00037803"/>
    </style:style>
    <style:style style:name="P20" style:family="paragraph" style:parent-style-name="Heading_20_4" style:list-style-name="L2">
      <style:paragraph-properties fo:text-align="start" style:justify-single-word="false"/>
      <style:text-properties style:font-name="Liberation Serif" fo:font-size="14pt" fo:font-weight="normal" officeooo:rsid="0003adf8" officeooo:paragraph-rsid="0003adf8" style:font-size-asian="14pt" style:font-weight-asian="normal" style:font-size-complex="14pt" style:font-weight-complex="normal"/>
    </style:style>
    <style:style style:name="T1" style:family="text">
      <style:text-properties officeooo:rsid="00037803"/>
    </style:style>
    <style:style style:name="T2" style:family="text">
      <style:text-properties fo:font-weight="normal" officeooo:rsid="00037803" style:font-weight-asian="normal" style:font-weight-complex="normal"/>
    </style:style>
    <style:style style:name="T3" style:family="text">
      <style:text-properties fo:font-size="14pt" fo:font-weight="bold" officeooo:rsid="00037803" style:font-size-asian="12.25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37803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3adf8" style:font-size-asian="14pt" style:font-weight-asian="bold" style:font-size-complex="14pt" style:font-weight-complex="bold"/>
    </style:style>
    <style:style style:name="T8" style:family="text">
      <style:text-properties fo:font-size="14pt" fo:font-weight="normal" officeooo:rsid="0003780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37803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03adf8" style:font-size-asian="14pt" style:font-weight-asian="normal" style:font-size-complex="14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37803" style:font-size-asian="14pt" style:font-size-complex="14pt"/>
    </style:style>
    <style:style style:name="T14" style:family="text">
      <style:text-properties style:font-name="DejaVu Sans" fo:font-size="14pt" fo:font-weight="bold" officeooo:rsid="00037803" style:font-size-asian="14pt" style:font-weight-asian="bold" style:font-size-complex="14pt" style:font-weight-complex="bold"/>
    </style:style>
    <style:style style:name="T15" style:family="text">
      <style:text-properties style:font-name="Liberation Serif" fo:font-size="14pt" fo:font-weight="normal" officeooo:rsid="00037803" style:font-size-asian="14pt" style:font-weight-asian="normal" style:font-size-complex="14pt" style:font-weight-complex="normal"/>
    </style:style>
    <style:style style:name="T16" style:family="text">
      <style:text-properties style:font-name="Liberation Serif" fo:font-size="14pt" fo:font-weight="bold" officeooo:rsid="00037803" style:font-size-asian="14pt" style:font-weight-asian="bold" style:font-size-complex="14pt" style:font-weight-complex="bold"/>
    </style:style>
    <style:style style:name="T17" style:family="text">
      <style:text-properties officeooo:rsid="00053987"/>
    </style:style>
    <style:style style:name="T18" style:family="text">
      <style:text-properties officeooo:rsid="00064308"/>
    </style:style>
    <style:style style:name="T19" style:family="text">
      <style:text-properties officeooo:rsid="000ad23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11</text:p>
      <text:p text:style-name="P3"/>
      <text:p text:style-name="P4">VIEW</text:p>
      <text:p text:style-name="P4"/>
      <text:p text:style-name="P5">1. What is View ? </text:p>
      <text:p text:style-name="P7"><text:tab/>View is a virtual table created by a query by joining one or more tables. </text:p>
      <text:p text:style-name="P7"/>
      <text:p text:style-name="P5">2. Why View?</text:p>
      <text:p text:style-name="P11"><text:span text:style-name="T3"><text:tab/></text:span><text:span text:style-name="T8">We</text:span><text:span text:style-name="T9"> can use </text:span><text:span text:style-name="T4">views</text:span><text:span text:style-name="T9"> to hide table columns from users by granting them access to the </text:span><text:span text:style-name="T4">view</text:span><text:span text:style-name="T9"> and not to the table itself. This helps enhance database security and integrity.</text:span></text:p>
      <text:p text:style-name="P11"><text:span text:style-name="T9"/></text:p>
      <text:p text:style-name="P13"><text:span text:style-name="T5">3.</text:span><text:span text:style-name="T9"> </text:span><text:span text:style-name="T5">Syntax</text:span></text:p>
      <text:p text:style-name="P13"><text:span text:style-name="T5"/></text:p>
      <text:p text:style-name="P13"><text:span text:style-name="T5"><text:tab/>i. Creation</text:span></text:p>
      <text:p text:style-name="P13"><text:span text:style-name="T5"/></text:p>
      <text:p text:style-name="P11"><text:span text:style-name="T6"><text:tab/><text:tab/></text:span><text:span text:style-name="T9">CREATE VIEW `view_name` AS SELECT statement;</text:span></text:p>
      <text:p text:style-name="P11"><text:span text:style-name="T10"><text:tab/></text:span></text:p>
      <text:p text:style-name="P11"><text:span text:style-name="T10"><text:tab/></text:span><text:span text:style-name="T6">ii. Updation</text:span></text:p>
      <text:p text:style-name="P11"><text:span text:style-name="T6"/></text:p>
      <text:p text:style-name="P11"><text:span text:style-name="T10"><text:tab/><text:tab/></text:span><text:span text:style-name="T12">UPDATE officeInfo </text:span></text:p>
      <text:section text:style-name="Sect1" text:name="crayon-5d264d4d17ebf611343588-2">
        <text:p text:style-name="P8"><text:tab/><text:tab/>SET </text:p>
      </text:section>
      <text:section text:style-name="Sect1" text:name="crayon-5d264d4d17ebf611343588-3">
        <text:p text:style-name="P8"><text:tab/><text:tab/>phone = '+33 14 723 5555'</text:p>
      </text:section>
      <text:section text:style-name="Sect1" text:name="crayon-5d264d4d17ebf611343588-4">
        <text:p text:style-name="P8"><text:tab/><text:tab/>WHERE</text:p>
      </text:section>
      <text:section text:style-name="Sect1" text:name="crayon-5d264d4d17ebf611343588-5">
        <text:p text:style-name="P8"><text:tab/><text:tab/>officeCode = 4;</text:p>
      </text:section>
      <text:p text:style-name="P11"><text:span text:style-name="T10"/></text:p>
      <text:p text:style-name="P11"><text:span text:style-name="T10"/></text:p>
      <text:p text:style-name="P11"><text:span text:style-name="T10"><text:tab/></text:span><text:span text:style-name="T6">i</text:span><text:span text:style-name="T7">i</text:span><text:span text:style-name="T6">i. Deletion</text:span></text:p>
      <text:p text:style-name="P11"><text:span text:style-name="T6"/></text:p>
      <text:p text:style-name="P19"><text:span text:style-name="T10"><text:tab/><text:tab/>DROP VIEW ` general_v_movie_rentals `;</text:span></text:p>
      <text:p text:style-name="P11"><text:span text:style-name="T10"/></text:p>
      <text:p text:style-name="P11"><text:span text:style-name="T10"><text:tab/></text:span><text:span text:style-name="T7">iv. Checking updatable view information</text:span></text:p>
      <text:p text:style-name="P11"><text:span text:style-name="T7"/></text:p>
      <text:p text:style-name="P11"><text:span text:style-name="T11"><text:tab/><text:tab/></text:span><text:span text:style-name="T12">SELECT </text:span></text:p>
      <text:section text:style-name="Sect1" text:name="crayon-5d264d4d17ec5991955433-2">
        <text:p text:style-name="P8"><text:span text:style-name="T17"><text:tab/><text:tab/>t</text:span>able_name, </text:p>
      </text:section>
      <text:section text:style-name="Sect1" text:name="crayon-5d264d4d17ec5991955433-3">
        <text:p text:style-name="P8"><text:tab/><text:tab/>is_updatable</text:p>
      </text:section>
      <text:section text:style-name="Sect1" text:name="crayon-5d264d4d17ec5991955433-4">
        <text:p text:style-name="P8"><text:tab/><text:tab/>FROM</text:p>
      </text:section>
      <text:section text:style-name="Sect1" text:name="crayon-5d264d4d17ec5991955433-5">
        <text:p text:style-name="P8"><text:tab/><text:tab/>information_schema.views</text:p>
      </text:section>
      <text:section text:style-name="Sect1" text:name="crayon-5d264d4d17ec5991955433-6">
        <text:p text:style-name="P9"><text:tab/><text:tab/>WHERE</text:p>
        <text:p text:style-name="P9"><text:tab/><text:tab/>table_schema = 'classicmodels';</text:p>
        <text:p text:style-name="P9"/>
      </text:section>
      <text:p text:style-name="P11"><text:soft-page-break/><text:span text:style-name="T11"><text:tab/></text:span><text:span text:style-name="T7">V. Deleting Row</text:span></text:p>
      <text:p text:style-name="P10"/>
      <text:p text:style-name="P10"><text:tab/><text:tab/>DELETE FROM LuxuryItems </text:p>
      <text:section text:style-name="Sect1" text:name="crayon-5d264d4d17ecb446802608-2">
        <text:p text:style-name="P8"><text:tab/><text:tab/>WHERE</text:p>
      </text:section>
      <text:section text:style-name="Sect1" text:name="crayon-5d264d4d17ecb446802608-3">
        <text:p text:style-name="P8"><text:span text:style-name="T18"><text:tab/><text:tab/>i</text:span>d = 3;</text:p>
      </text:section>
      <text:p text:style-name="P10"><text:span text:style-name="T2"/></text:p>
      <text:p text:style-name="P11"><text:span text:style-name="T10"/></text:p>
      <text:p text:style-name="P14"><text:span text:style-name="T13">4. Restrictions on Views</text:span></text:p>
      <text:p text:style-name="P14"><text:span text:style-name="T13"/></text:p>
      <text:list xml:id="list1099384377544016398" text:style-name="L1">
        <text:list-item>
          <text:p text:style-name="P12"><text:span text:style-name="T13">It is not possible to create an index on a view. </text:span></text:p>
        </text:list-item>
        <text:list-item>
          <text:p text:style-name="P1"><text:span text:style-name="T15">Subqueries cannot be used in the </text:span><text:span text:style-name="Source_20_Text"><text:span text:style-name="T15">FROM</text:span></text:span><text:span text:style-name="T15"> clause of a view.</text:span><text:span text:style-name="T16"> </text:span></text:p>
          <text:p text:style-name="P1"><text:span text:style-name="T14"/></text:p>
        </text:list-item>
      </text:list>
      <text:p text:style-name="P15"><text:span text:style-name="T13">5. Advanstages of View</text:span></text:p>
      <text:list xml:id="list3191645030698904319" text:style-name="L2">
        <text:list-item>
          <text:list>
            <text:list-item>
              <text:list>
                <text:list-item>
                  <text:list>
                    <text:list-item>
                      <text:h text:style-name="P20" text:outline-level="4"><text:span text:style-name="T1">Simplify data access</text:span></text:h>
                    </text:list-item>
                    <text:list-item>
                      <text:h text:style-name="P20" text:outline-level="4"><text:span text:style-name="T19">Improves data security</text:span></text:h>
                    </text:list-item>
                    <text:list-item>
                      <text:h text:style-name="P20" text:outline-level="4"><text:span text:style-name="T1">Reduce data distraction</text:span></text:h>
                    </text:list-item>
                    <text:list-item>
                      <text:h text:style-name="P20" text:outline-level="4"><text:span text:style-name="T1">Preserves the appearance of original table structure</text:span></text:h>
                    </text:list-item>
                    <text:list-item>
                      <text:h text:style-name="P20" text:outline-level="4"><text:span text:style-name="T1">Implements all queries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3">6. Drawbacks </text:span><text:span text:style-name="T12">o</text:span><text:span text:style-name="T13">f View</text:span></text:p>
      <text:p text:style-name="P15"><text:span text:style-name="T13"/></text:p>
      <text:list xml:id="list5081203714110790687" text:style-name="L4">
        <text:list-item>
          <text:p text:style-name="P17"><text:span text:style-name="T1">Performance: querying data from a database view can be slow especially if the view is created based on other views.</text:span></text:p>
        </text:list-item>
        <text:list-item>
          <text:p text:style-name="P18">Tables dependency: you create a view based on underlying tables of the database. Whenever you change the structure of these tables that view associated with, you have to change the view as well.</text:p>
        </text:list-item>
      </text:list>
      <text:p text:style-name="P6"/>
      <text:p text:style-name="P16"><text:span text:style-name="T10">7. </text:span><text:span text:style-name="T5">Practicle</text:span></text:p>
      <text:p text:style-name="P16"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2:21:11.552766209</meta:creation-date>
    <dc:date>2019-08-07T12:58:50.469143720</dc:date>
    <meta:editing-duration>PT6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30" meta:character-count="1350" meta:non-whitespace-character-count="1120"/>
  </office:meta>
</office:document-meta>
</file>